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0.31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49in" svg:height="3.5425in" svg:x="5.0335in" svg:y="0.25in">
            <draw:object draw:notify-on-update-of-ranges="Sheet1.A2:Sheet1.A101 Sheet1.B2:Sheet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49in" svg:height="3.5425in" svg:x="4.3539in" svg:y="4.428in">
            <draw:object draw:notify-on-update-of-ranges="Sheet1.A2:Sheet1.A101 Sheet1.C2:Sheet1.C1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49in" svg:height="3.5425in" svg:x="4.3539in" svg:y="9.0327in">
            <draw:object draw:notify-on-update-of-ranges="Sheet1.A2:Sheet1.A101 Sheet1.D2:Sheet1.D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Percentage</text:p>
          </table:table-cell>
          <table:table-cell table:style-name="ce1" office:value-type="string">
            <text:p>1/1000</text:p>
          </table:table-cell>
          <table:table-cell table:style-name="ce1" office:value-type="string">
            <text:p>10/1000</text:p>
          </table:table-cell>
          <table:table-cell table:style-name="ce1" office:value-type="string">
            <text:p>100/100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.734">
            <text:p>74.734</text:p>
          </table:table-cell>
          <table:table-cell office:value-type="float" office:value="629.761">
            <text:p>629.761</text:p>
          </table:table-cell>
          <table:table-cell office:value-type="float" office:value="7555.834">
            <text:p>7555.8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77">
            <text:p>75.77</text:p>
          </table:table-cell>
          <table:table-cell office:value-type="float" office:value="687.146">
            <text:p>687.146</text:p>
          </table:table-cell>
          <table:table-cell office:value-type="float" office:value="7561.054">
            <text:p>7561.05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54">
            <text:p>76.454</text:p>
          </table:table-cell>
          <table:table-cell office:value-type="float" office:value="706.018">
            <text:p>706.018</text:p>
          </table:table-cell>
          <table:table-cell office:value-type="float" office:value="7611.992">
            <text:p>7611.99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6.854">
            <text:p>76.854</text:p>
          </table:table-cell>
          <table:table-cell office:value-type="float" office:value="729.596">
            <text:p>729.596</text:p>
          </table:table-cell>
          <table:table-cell office:value-type="float" office:value="7614.12">
            <text:p>7614.1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7.033">
            <text:p>77.033</text:p>
          </table:table-cell>
          <table:table-cell office:value-type="float" office:value="737.526">
            <text:p>737.526</text:p>
          </table:table-cell>
          <table:table-cell office:value-type="float" office:value="7733.903">
            <text:p>7733.9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.477">
            <text:p>77.477</text:p>
          </table:table-cell>
          <table:table-cell office:value-type="float" office:value="746.384">
            <text:p>746.384</text:p>
          </table:table-cell>
          <table:table-cell office:value-type="float" office:value="7901.562">
            <text:p>7901.56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.73">
            <text:p>77.73</text:p>
          </table:table-cell>
          <table:table-cell office:value-type="float" office:value="748.423">
            <text:p>748.423</text:p>
          </table:table-cell>
          <table:table-cell office:value-type="float" office:value="7932.636">
            <text:p>7932.63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8.234">
            <text:p>78.234</text:p>
          </table:table-cell>
          <table:table-cell office:value-type="float" office:value="750.829">
            <text:p>750.829</text:p>
          </table:table-cell>
          <table:table-cell office:value-type="float" office:value="7933.763">
            <text:p>7933.7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.552">
            <text:p>78.552</text:p>
          </table:table-cell>
          <table:table-cell office:value-type="float" office:value="756.319">
            <text:p>756.319</text:p>
          </table:table-cell>
          <table:table-cell office:value-type="float" office:value="8090.963">
            <text:p>8090.96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8.82">
            <text:p>78.82</text:p>
          </table:table-cell>
          <table:table-cell office:value-type="float" office:value="765.393">
            <text:p>765.393</text:p>
          </table:table-cell>
          <table:table-cell office:value-type="float" office:value="8093.383">
            <text:p>8093.38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9.001">
            <text:p>79.001</text:p>
          </table:table-cell>
          <table:table-cell office:value-type="float" office:value="769.518">
            <text:p>769.518</text:p>
          </table:table-cell>
          <table:table-cell office:value-type="float" office:value="8120.732">
            <text:p>8120.73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318">
            <text:p>79.318</text:p>
          </table:table-cell>
          <table:table-cell office:value-type="float" office:value="777.455">
            <text:p>777.455</text:p>
          </table:table-cell>
          <table:table-cell office:value-type="float" office:value="8423.192">
            <text:p>8423.19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9.545">
            <text:p>79.545</text:p>
          </table:table-cell>
          <table:table-cell office:value-type="float" office:value="781.325">
            <text:p>781.325</text:p>
          </table:table-cell>
          <table:table-cell office:value-type="float" office:value="8425.016">
            <text:p>8425.0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.793">
            <text:p>79.793</text:p>
          </table:table-cell>
          <table:table-cell office:value-type="float" office:value="786.988">
            <text:p>786.988</text:p>
          </table:table-cell>
          <table:table-cell office:value-type="float" office:value="8580.31">
            <text:p>8580.3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.989">
            <text:p>79.989</text:p>
          </table:table-cell>
          <table:table-cell office:value-type="float" office:value="790.159">
            <text:p>790.159</text:p>
          </table:table-cell>
          <table:table-cell office:value-type="float" office:value="8607.559">
            <text:p>8607.55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.165">
            <text:p>80.165</text:p>
          </table:table-cell>
          <table:table-cell office:value-type="float" office:value="793.492">
            <text:p>793.492</text:p>
          </table:table-cell>
          <table:table-cell office:value-type="float" office:value="8646.592">
            <text:p>8646.59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0.309">
            <text:p>80.309</text:p>
          </table:table-cell>
          <table:table-cell office:value-type="float" office:value="795.187">
            <text:p>795.187</text:p>
          </table:table-cell>
          <table:table-cell office:value-type="float" office:value="8649.905">
            <text:p>8649.90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.513">
            <text:p>80.513</text:p>
          </table:table-cell>
          <table:table-cell office:value-type="float" office:value="796.311">
            <text:p>796.311</text:p>
          </table:table-cell>
          <table:table-cell office:value-type="float" office:value="8747.804">
            <text:p>8747.80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.643">
            <text:p>80.643</text:p>
          </table:table-cell>
          <table:table-cell office:value-type="float" office:value="806.774">
            <text:p>806.774</text:p>
          </table:table-cell>
          <table:table-cell office:value-type="float" office:value="8750.08">
            <text:p>8750.0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0.757">
            <text:p>80.757</text:p>
          </table:table-cell>
          <table:table-cell office:value-type="float" office:value="812.506">
            <text:p>812.506</text:p>
          </table:table-cell>
          <table:table-cell office:value-type="float" office:value="8753.053">
            <text:p>8753.05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.874">
            <text:p>80.874</text:p>
          </table:table-cell>
          <table:table-cell office:value-type="float" office:value="813.703">
            <text:p>813.703</text:p>
          </table:table-cell>
          <table:table-cell office:value-type="float" office:value="8756.287">
            <text:p>8756.28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1.222">
            <text:p>81.222</text:p>
          </table:table-cell>
          <table:table-cell office:value-type="float" office:value="819.416">
            <text:p>819.416</text:p>
          </table:table-cell>
          <table:table-cell office:value-type="float" office:value="8759.84">
            <text:p>8759.8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1.433">
            <text:p>81.433</text:p>
          </table:table-cell>
          <table:table-cell office:value-type="float" office:value="823.597">
            <text:p>823.597</text:p>
          </table:table-cell>
          <table:table-cell office:value-type="float" office:value="8761.138">
            <text:p>8761.13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1.59">
            <text:p>81.59</text:p>
          </table:table-cell>
          <table:table-cell office:value-type="float" office:value="828.077">
            <text:p>828.077</text:p>
          </table:table-cell>
          <table:table-cell office:value-type="float" office:value="8805.607">
            <text:p>8805.60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1.745">
            <text:p>81.745</text:p>
          </table:table-cell>
          <table:table-cell office:value-type="float" office:value="830.781">
            <text:p>830.781</text:p>
          </table:table-cell>
          <table:table-cell office:value-type="float" office:value="8808.976">
            <text:p>8808.97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.849">
            <text:p>81.849</text:p>
          </table:table-cell>
          <table:table-cell office:value-type="float" office:value="833.285">
            <text:p>833.285</text:p>
          </table:table-cell>
          <table:table-cell office:value-type="float" office:value="8813.64">
            <text:p>8813.6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2.065">
            <text:p>82.065</text:p>
          </table:table-cell>
          <table:table-cell office:value-type="float" office:value="835.551">
            <text:p>835.551</text:p>
          </table:table-cell>
          <table:table-cell office:value-type="float" office:value="8816.068">
            <text:p>8816.06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2.253">
            <text:p>82.253</text:p>
          </table:table-cell>
          <table:table-cell office:value-type="float" office:value="838.914">
            <text:p>838.914</text:p>
          </table:table-cell>
          <table:table-cell office:value-type="float" office:value="8816.977">
            <text:p>8816.97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2.485">
            <text:p>82.485</text:p>
          </table:table-cell>
          <table:table-cell office:value-type="float" office:value="843.357">
            <text:p>843.357</text:p>
          </table:table-cell>
          <table:table-cell office:value-type="float" office:value="8953.325">
            <text:p>8953.32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2.863">
            <text:p>82.863</text:p>
          </table:table-cell>
          <table:table-cell office:value-type="float" office:value="847.431">
            <text:p>847.431</text:p>
          </table:table-cell>
          <table:table-cell office:value-type="float" office:value="8958.278">
            <text:p>8958.27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3.074">
            <text:p>83.074</text:p>
          </table:table-cell>
          <table:table-cell office:value-type="float" office:value="849.64">
            <text:p>849.64</text:p>
          </table:table-cell>
          <table:table-cell office:value-type="float" office:value="8963.299">
            <text:p>8963.29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3.19">
            <text:p>83.19</text:p>
          </table:table-cell>
          <table:table-cell office:value-type="float" office:value="850.783">
            <text:p>850.783</text:p>
          </table:table-cell>
          <table:table-cell office:value-type="float" office:value="8968.382">
            <text:p>8968.38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3.38">
            <text:p>83.38</text:p>
          </table:table-cell>
          <table:table-cell office:value-type="float" office:value="852.53">
            <text:p>852.53</text:p>
          </table:table-cell>
          <table:table-cell office:value-type="float" office:value="8970.345">
            <text:p>8970.34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3.626">
            <text:p>83.626</text:p>
          </table:table-cell>
          <table:table-cell office:value-type="float" office:value="857.631">
            <text:p>857.631</text:p>
          </table:table-cell>
          <table:table-cell office:value-type="float" office:value="8971.033">
            <text:p>8971.03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3.798">
            <text:p>83.798</text:p>
          </table:table-cell>
          <table:table-cell office:value-type="float" office:value="862.232">
            <text:p>862.232</text:p>
          </table:table-cell>
          <table:table-cell office:value-type="float" office:value="8971.45">
            <text:p>8971.4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3.985">
            <text:p>83.985</text:p>
          </table:table-cell>
          <table:table-cell office:value-type="float" office:value="864.391">
            <text:p>864.391</text:p>
          </table:table-cell>
          <table:table-cell office:value-type="float" office:value="8971.789">
            <text:p>8971.78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4.169">
            <text:p>84.169</text:p>
          </table:table-cell>
          <table:table-cell office:value-type="float" office:value="866.099">
            <text:p>866.099</text:p>
          </table:table-cell>
          <table:table-cell office:value-type="float" office:value="8972.179">
            <text:p>8972.17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4.419">
            <text:p>84.419</text:p>
          </table:table-cell>
          <table:table-cell office:value-type="float" office:value="868.33">
            <text:p>868.33</text:p>
          </table:table-cell>
          <table:table-cell office:value-type="float" office:value="8972.526">
            <text:p>8972.5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4.601">
            <text:p>84.601</text:p>
          </table:table-cell>
          <table:table-cell office:value-type="float" office:value="871.499">
            <text:p>871.499</text:p>
          </table:table-cell>
          <table:table-cell office:value-type="float" office:value="8972.891">
            <text:p>8972.89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4.811">
            <text:p>84.811</text:p>
          </table:table-cell>
          <table:table-cell office:value-type="float" office:value="873.141">
            <text:p>873.141</text:p>
          </table:table-cell>
          <table:table-cell office:value-type="float" office:value="8973.127">
            <text:p>8973.12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.061">
            <text:p>85.061</text:p>
          </table:table-cell>
          <table:table-cell office:value-type="float" office:value="874.626">
            <text:p>874.626</text:p>
          </table:table-cell>
          <table:table-cell office:value-type="float" office:value="8973.343">
            <text:p>8973.34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.217">
            <text:p>85.217</text:p>
          </table:table-cell>
          <table:table-cell office:value-type="float" office:value="879.567">
            <text:p>879.567</text:p>
          </table:table-cell>
          <table:table-cell office:value-type="float" office:value="8973.691">
            <text:p>8973.69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.399">
            <text:p>85.399</text:p>
          </table:table-cell>
          <table:table-cell office:value-type="float" office:value="883.523">
            <text:p>883.523</text:p>
          </table:table-cell>
          <table:table-cell office:value-type="float" office:value="8974.279">
            <text:p>8974.27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.493">
            <text:p>85.493</text:p>
          </table:table-cell>
          <table:table-cell office:value-type="float" office:value="886.255">
            <text:p>886.255</text:p>
          </table:table-cell>
          <table:table-cell office:value-type="float" office:value="8974.837">
            <text:p>8974.83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.812">
            <text:p>85.812</text:p>
          </table:table-cell>
          <table:table-cell office:value-type="float" office:value="890.44">
            <text:p>890.44</text:p>
          </table:table-cell>
          <table:table-cell office:value-type="float" office:value="8975.197">
            <text:p>8975.19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6.036">
            <text:p>86.036</text:p>
          </table:table-cell>
          <table:table-cell office:value-type="float" office:value="892.273">
            <text:p>892.273</text:p>
          </table:table-cell>
          <table:table-cell office:value-type="float" office:value="8975.926">
            <text:p>8975.92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6.329">
            <text:p>86.329</text:p>
          </table:table-cell>
          <table:table-cell office:value-type="float" office:value="897.397">
            <text:p>897.397</text:p>
          </table:table-cell>
          <table:table-cell office:value-type="float" office:value="8976.367">
            <text:p>8976.36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6.661">
            <text:p>86.661</text:p>
          </table:table-cell>
          <table:table-cell office:value-type="float" office:value="900.621">
            <text:p>900.621</text:p>
          </table:table-cell>
          <table:table-cell office:value-type="float" office:value="8976.837">
            <text:p>8976.83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6.908">
            <text:p>86.908</text:p>
          </table:table-cell>
          <table:table-cell office:value-type="float" office:value="903.252">
            <text:p>903.252</text:p>
          </table:table-cell>
          <table:table-cell office:value-type="float" office:value="9052.741">
            <text:p>9052.741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7.133">
            <text:p>87.133</text:p>
          </table:table-cell>
          <table:table-cell office:value-type="float" office:value="903.678">
            <text:p>903.678</text:p>
          </table:table-cell>
          <table:table-cell office:value-type="float" office:value="9217.582">
            <text:p>9217.5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7.339">
            <text:p>87.339</text:p>
          </table:table-cell>
          <table:table-cell office:value-type="float" office:value="908.463">
            <text:p>908.463</text:p>
          </table:table-cell>
          <table:table-cell office:value-type="float" office:value="9230.648">
            <text:p>9230.64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.534">
            <text:p>87.534</text:p>
          </table:table-cell>
          <table:table-cell office:value-type="float" office:value="911.865">
            <text:p>911.865</text:p>
          </table:table-cell>
          <table:table-cell office:value-type="float" office:value="9367.814">
            <text:p>9367.81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7.776">
            <text:p>87.776</text:p>
          </table:table-cell>
          <table:table-cell office:value-type="float" office:value="915.423">
            <text:p>915.423</text:p>
          </table:table-cell>
          <table:table-cell office:value-type="float" office:value="9369.518">
            <text:p>9369.51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7.997">
            <text:p>87.997</text:p>
          </table:table-cell>
          <table:table-cell office:value-type="float" office:value="918.63">
            <text:p>918.63</text:p>
          </table:table-cell>
          <table:table-cell office:value-type="float" office:value="9371.093">
            <text:p>9371.09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8.484">
            <text:p>88.484</text:p>
          </table:table-cell>
          <table:table-cell office:value-type="float" office:value="921.057">
            <text:p>921.057</text:p>
          </table:table-cell>
          <table:table-cell office:value-type="float" office:value="9371.921">
            <text:p>9371.92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8.806">
            <text:p>88.806</text:p>
          </table:table-cell>
          <table:table-cell office:value-type="float" office:value="924.658">
            <text:p>924.658</text:p>
          </table:table-cell>
          <table:table-cell office:value-type="float" office:value="9374.288">
            <text:p>9374.28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9.192">
            <text:p>89.192</text:p>
          </table:table-cell>
          <table:table-cell office:value-type="float" office:value="927.175">
            <text:p>927.175</text:p>
          </table:table-cell>
          <table:table-cell office:value-type="float" office:value="9375.28">
            <text:p>9375.2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9.371">
            <text:p>89.371</text:p>
          </table:table-cell>
          <table:table-cell office:value-type="float" office:value="930.24">
            <text:p>930.24</text:p>
          </table:table-cell>
          <table:table-cell office:value-type="float" office:value="9379.257">
            <text:p>9379.25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9.653">
            <text:p>89.653</text:p>
          </table:table-cell>
          <table:table-cell office:value-type="float" office:value="932.302">
            <text:p>932.302</text:p>
          </table:table-cell>
          <table:table-cell office:value-type="float" office:value="9480.486">
            <text:p>9480.48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9.901">
            <text:p>89.901</text:p>
          </table:table-cell>
          <table:table-cell office:value-type="float" office:value="935.729">
            <text:p>935.729</text:p>
          </table:table-cell>
          <table:table-cell office:value-type="float" office:value="9481.409">
            <text:p>9481.40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0.138">
            <text:p>90.138</text:p>
          </table:table-cell>
          <table:table-cell office:value-type="float" office:value="937.07">
            <text:p>937.07</text:p>
          </table:table-cell>
          <table:table-cell office:value-type="float" office:value="9481.709">
            <text:p>9481.70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0.296">
            <text:p>90.296</text:p>
          </table:table-cell>
          <table:table-cell office:value-type="float" office:value="939.286">
            <text:p>939.286</text:p>
          </table:table-cell>
          <table:table-cell office:value-type="float" office:value="9482.008">
            <text:p>9482.00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0.56">
            <text:p>90.56</text:p>
          </table:table-cell>
          <table:table-cell office:value-type="float" office:value="941.812">
            <text:p>941.812</text:p>
          </table:table-cell>
          <table:table-cell office:value-type="float" office:value="9482.242">
            <text:p>9482.242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0.877">
            <text:p>90.877</text:p>
          </table:table-cell>
          <table:table-cell office:value-type="float" office:value="944.398">
            <text:p>944.398</text:p>
          </table:table-cell>
          <table:table-cell office:value-type="float" office:value="9483.005">
            <text:p>9483.005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91.122">
            <text:p>91.122</text:p>
          </table:table-cell>
          <table:table-cell office:value-type="float" office:value="945">
            <text:p>945</text:p>
          </table:table-cell>
          <table:table-cell office:value-type="float" office:value="9517.827">
            <text:p>9517.827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1.468">
            <text:p>91.468</text:p>
          </table:table-cell>
          <table:table-cell office:value-type="float" office:value="951.936">
            <text:p>951.936</text:p>
          </table:table-cell>
          <table:table-cell office:value-type="float" office:value="9520.32">
            <text:p>9520.3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.887">
            <text:p>91.887</text:p>
          </table:table-cell>
          <table:table-cell office:value-type="float" office:value="955.977">
            <text:p>955.977</text:p>
          </table:table-cell>
          <table:table-cell office:value-type="float" office:value="9523.148">
            <text:p>9523.148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2.107">
            <text:p>92.107</text:p>
          </table:table-cell>
          <table:table-cell office:value-type="float" office:value="963.603">
            <text:p>963.603</text:p>
          </table:table-cell>
          <table:table-cell office:value-type="float" office:value="9527.221">
            <text:p>9527.22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2.721">
            <text:p>92.721</text:p>
          </table:table-cell>
          <table:table-cell office:value-type="float" office:value="968.862">
            <text:p>968.862</text:p>
          </table:table-cell>
          <table:table-cell office:value-type="float" office:value="9545.365">
            <text:p>9545.365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2.968">
            <text:p>92.968</text:p>
          </table:table-cell>
          <table:table-cell office:value-type="float" office:value="973.535">
            <text:p>973.535</text:p>
          </table:table-cell>
          <table:table-cell office:value-type="float" office:value="9548.893">
            <text:p>9548.89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3.393">
            <text:p>93.393</text:p>
          </table:table-cell>
          <table:table-cell office:value-type="float" office:value="979.52">
            <text:p>979.52</text:p>
          </table:table-cell>
          <table:table-cell office:value-type="float" office:value="9552.177">
            <text:p>9552.17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4.085">
            <text:p>94.085</text:p>
          </table:table-cell>
          <table:table-cell office:value-type="float" office:value="984.138">
            <text:p>984.138</text:p>
          </table:table-cell>
          <table:table-cell office:value-type="float" office:value="9556.505">
            <text:p>9556.5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94.64">
            <text:p>94.64</text:p>
          </table:table-cell>
          <table:table-cell office:value-type="float" office:value="987.341">
            <text:p>987.341</text:p>
          </table:table-cell>
          <table:table-cell office:value-type="float" office:value="9658.792">
            <text:p>9658.79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4.991">
            <text:p>94.991</text:p>
          </table:table-cell>
          <table:table-cell office:value-type="float" office:value="992.491">
            <text:p>992.491</text:p>
          </table:table-cell>
          <table:table-cell office:value-type="float" office:value="9660.159">
            <text:p>9660.15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95.662">
            <text:p>95.662</text:p>
          </table:table-cell>
          <table:table-cell office:value-type="float" office:value="996.662">
            <text:p>996.662</text:p>
          </table:table-cell>
          <table:table-cell office:value-type="float" office:value="9660.855">
            <text:p>9660.85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.157">
            <text:p>96.157</text:p>
          </table:table-cell>
          <table:table-cell office:value-type="float" office:value="1000.257">
            <text:p>1000.257</text:p>
          </table:table-cell>
          <table:table-cell office:value-type="float" office:value="9661.421">
            <text:p>9661.42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6.685">
            <text:p>96.685</text:p>
          </table:table-cell>
          <table:table-cell office:value-type="float" office:value="1006.512">
            <text:p>1006.512</text:p>
          </table:table-cell>
          <table:table-cell office:value-type="float" office:value="9662.184">
            <text:p>9662.18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7.472">
            <text:p>97.472</text:p>
          </table:table-cell>
          <table:table-cell office:value-type="float" office:value="1009.9">
            <text:p>1009.9</text:p>
          </table:table-cell>
          <table:table-cell office:value-type="float" office:value="9662.774">
            <text:p>9662.77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98.113">
            <text:p>98.113</text:p>
          </table:table-cell>
          <table:table-cell office:value-type="float" office:value="1018.796">
            <text:p>1018.796</text:p>
          </table:table-cell>
          <table:table-cell office:value-type="float" office:value="9663.333">
            <text:p>9663.33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98.666">
            <text:p>98.666</text:p>
          </table:table-cell>
          <table:table-cell office:value-type="float" office:value="1024.705">
            <text:p>1024.705</text:p>
          </table:table-cell>
          <table:table-cell office:value-type="float" office:value="9664.438">
            <text:p>9664.43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9.825">
            <text:p>99.825</text:p>
          </table:table-cell>
          <table:table-cell office:value-type="float" office:value="1034.037">
            <text:p>1034.037</text:p>
          </table:table-cell>
          <table:table-cell office:value-type="float" office:value="9805.641">
            <text:p>9805.64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0.519">
            <text:p>100.519</text:p>
          </table:table-cell>
          <table:table-cell office:value-type="float" office:value="1039.387">
            <text:p>1039.387</text:p>
          </table:table-cell>
          <table:table-cell office:value-type="float" office:value="9808.015">
            <text:p>9808.01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1.954">
            <text:p>101.954</text:p>
          </table:table-cell>
          <table:table-cell office:value-type="float" office:value="1039.841">
            <text:p>1039.841</text:p>
          </table:table-cell>
          <table:table-cell office:value-type="float" office:value="9861.07">
            <text:p>9861.0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.201">
            <text:p>103.201</text:p>
          </table:table-cell>
          <table:table-cell office:value-type="float" office:value="1042.778">
            <text:p>1042.778</text:p>
          </table:table-cell>
          <table:table-cell office:value-type="float" office:value="9900.966">
            <text:p>9900.96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5.294">
            <text:p>105.294</text:p>
          </table:table-cell>
          <table:table-cell office:value-type="float" office:value="1048.024">
            <text:p>1048.024</text:p>
          </table:table-cell>
          <table:table-cell office:value-type="float" office:value="10182.295">
            <text:p>10182.29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6.818">
            <text:p>106.818</text:p>
          </table:table-cell>
          <table:table-cell office:value-type="float" office:value="1059.269">
            <text:p>1059.269</text:p>
          </table:table-cell>
          <table:table-cell office:value-type="float" office:value="10184.611">
            <text:p>10184.61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0.305">
            <text:p>110.305</text:p>
          </table:table-cell>
          <table:table-cell office:value-type="float" office:value="1076.038">
            <text:p>1076.038</text:p>
          </table:table-cell>
          <table:table-cell office:value-type="float" office:value="10298.028">
            <text:p>10298.02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6.256">
            <text:p>116.256</text:p>
          </table:table-cell>
          <table:table-cell office:value-type="float" office:value="1091.831">
            <text:p>1091.831</text:p>
          </table:table-cell>
          <table:table-cell office:value-type="float" office:value="10314.701">
            <text:p>10314.70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0.983">
            <text:p>120.983</text:p>
          </table:table-cell>
          <table:table-cell office:value-type="float" office:value="1096.627">
            <text:p>1096.627</text:p>
          </table:table-cell>
          <table:table-cell office:value-type="float" office:value="10331.895">
            <text:p>10331.89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27.808">
            <text:p>127.808</text:p>
          </table:table-cell>
          <table:table-cell office:value-type="float" office:value="1109.414">
            <text:p>1109.414</text:p>
          </table:table-cell>
          <table:table-cell office:value-type="float" office:value="10370.659">
            <text:p>10370.65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4.716">
            <text:p>134.716</text:p>
          </table:table-cell>
          <table:table-cell office:value-type="float" office:value="1112.528">
            <text:p>1112.528</text:p>
          </table:table-cell>
          <table:table-cell office:value-type="float" office:value="10395.167">
            <text:p>10395.167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43.583">
            <text:p>143.583</text:p>
          </table:table-cell>
          <table:table-cell office:value-type="float" office:value="1117.7">
            <text:p>1117.7</text:p>
          </table:table-cell>
          <table:table-cell office:value-type="float" office:value="10411.667">
            <text:p>10411.667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8.752">
            <text:p>148.752</text:p>
          </table:table-cell>
          <table:table-cell office:value-type="float" office:value="1122.505">
            <text:p>1122.505</text:p>
          </table:table-cell>
          <table:table-cell office:value-type="float" office:value="10413.501">
            <text:p>10413.50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1.788">
            <text:p>151.788</text:p>
          </table:table-cell>
          <table:table-cell office:value-type="float" office:value="1138.509">
            <text:p>1138.509</text:p>
          </table:table-cell>
          <table:table-cell office:value-type="float" office:value="10416.705">
            <text:p>10416.70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5.521">
            <text:p>155.521</text:p>
          </table:table-cell>
          <table:table-cell office:value-type="float" office:value="1160.22">
            <text:p>1160.22</text:p>
          </table:table-cell>
          <table:table-cell office:value-type="float" office:value="10431.045">
            <text:p>10431.04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7.446">
            <text:p>157.446</text:p>
          </table:table-cell>
          <table:table-cell office:value-type="float" office:value="1171.611">
            <text:p>1171.611</text:p>
          </table:table-cell>
          <table:table-cell office:value-type="float" office:value="10435.226">
            <text:p>10435.22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60.949">
            <text:p>160.949</text:p>
          </table:table-cell>
          <table:table-cell office:value-type="float" office:value="1180.049">
            <text:p>1180.049</text:p>
          </table:table-cell>
          <table:table-cell office:value-type="float" office:value="10436.264">
            <text:p>10436.26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67.322">
            <text:p>167.322</text:p>
          </table:table-cell>
          <table:table-cell office:value-type="float" office:value="1215.394">
            <text:p>1215.394</text:p>
          </table:table-cell>
          <table:table-cell office:value-type="float" office:value="10751.418">
            <text:p>10751.418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0.487">
            <text:p>180.487</text:p>
          </table:table-cell>
          <table:table-cell office:value-type="float" office:value="1274.774">
            <text:p>1274.774</text:p>
          </table:table-cell>
          <table:table-cell office:value-type="float" office:value="10775.454">
            <text:p>10775.45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2.058">
            <text:p>232.058</text:p>
          </table:table-cell>
          <table:table-cell office:value-type="float" office:value="1388.494">
            <text:p>1388.494</text:p>
          </table:table-cell>
          <table:table-cell office:value-type="float" office:value="10888.37">
            <text:p>10888.3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5/12/2012</text:date>, <text:time>21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2T21:55:54</dc:date>
    <meta:generator>LibreOffice/3.4$Unix LibreOffice_project/340m1$Build-402</meta:generator>
    <meta:editing-duration>PT2H31M33S</meta:editing-duration>
    <meta:editing-cycles>2</meta:editing-cycles>
    <meta:document-statistic meta:table-count="1" meta:cell-count="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1.773cm" svg:y="0.315cm" chart:style-name="ch2">
          <text:p>Rozložení doby odpovědi při 1 konkurenčním požadavku z 1000</text:p>
        </chart:title>
        <chart:plot-area chart:style-name="ch3" table:cell-range-address="Sheet1.A2:Sheet1.B101" chart:data-source-has-labels="column" svg:x="1.33cm" svg:y="1.631cm" svg:width="14.022cm" svg:height="6.208cm">
          <chartooo:coordinate-region svg:x="2.137cm" svg:y="1.83cm" svg:width="13.215cm" svg:height="4.964cm"/>
          <chart:axis chart:dimension="x" chart:name="primary-x" chart:style-name="ch4" chartooo:axis-type="auto">
            <chartooo:date-scale/>
            <chart:title svg:x="7.265cm" svg:y="8.018cm" chart:style-name="ch5">
              <text:p>Požadavky [%]</text:p>
            </chart:title>
            <chart:categories table:cell-range-address="Sheet1.A2:Sheet1.A101"/>
          </chart:axis>
          <chart:axis chart:dimension="y" chart:name="primary-y" chart:style-name="ch6">
            <chart:title svg:x="0.451cm" svg:y="6.247cm" chart:style-name="ch7">
              <text:p>Doba odpovědi [ms]</text:p>
            </chart:title>
            <chart:grid chart:style-name="ch8" chart:class="major"/>
          </chart:axis>
          <chart:series chart:style-name="ch9" chart:values-cell-range-address="Sheet1.B2:Sheet1.B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1</svg:desc>
                </draw:g>
              </table:table-cell>
              <table:table-cell office:value-type="float" office:value="74.734">
                <text:p>74.734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.454">
                <text:p>76.4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6.854">
                <text:p>76.8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7.033">
                <text:p>77.0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7.477">
                <text:p>77.4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7.73">
                <text:p>77.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8.234">
                <text:p>78.2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.552">
                <text:p>78.55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8.82">
                <text:p>78.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9.001">
                <text:p>79.0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9.318">
                <text:p>79.3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545">
                <text:p>79.5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9.793">
                <text:p>79.7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9.989">
                <text:p>79.98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0.165">
                <text:p>80.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0.309">
                <text:p>80.30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0.513">
                <text:p>80.51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.643">
                <text:p>80.64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.757">
                <text:p>80.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.874">
                <text:p>80.87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1.222">
                <text:p>81.22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1.433">
                <text:p>81.4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1.59">
                <text:p>81.5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1.745">
                <text:p>81.74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1.849">
                <text:p>81.8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2.065">
                <text:p>82.0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2.253">
                <text:p>82.25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.485">
                <text:p>82.48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2.863">
                <text:p>82.8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.074">
                <text:p>83.07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3.38">
                <text:p>83.3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3.626">
                <text:p>83.62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3.798">
                <text:p>83.79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3.985">
                <text:p>83.98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4.169">
                <text:p>84.16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4.419">
                <text:p>84.41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4.601">
                <text:p>84.60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4.811">
                <text:p>84.8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5.061">
                <text:p>85.06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5.217">
                <text:p>85.21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5.399">
                <text:p>85.39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5.493">
                <text:p>85.49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5.812">
                <text:p>85.8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6.036">
                <text:p>86.03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6.329">
                <text:p>86.32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6.661">
                <text:p>86.66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6.908">
                <text:p>86.90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7.133">
                <text:p>87.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.339">
                <text:p>87.33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7.534">
                <text:p>87.53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87.776">
                <text:p>87.77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87.997">
                <text:p>87.99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8.484">
                <text:p>88.48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8.806">
                <text:p>88.80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9.192">
                <text:p>89.19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9.371">
                <text:p>89.37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9.653">
                <text:p>89.65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9.901">
                <text:p>89.9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0.138">
                <text:p>90.13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0.296">
                <text:p>90.2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0.56">
                <text:p>90.5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0.877">
                <text:p>90.87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1.122">
                <text:p>91.12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1.468">
                <text:p>91.46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1.887">
                <text:p>91.88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2.107">
                <text:p>92.10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2.721">
                <text:p>92.72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2.968">
                <text:p>92.9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3.393">
                <text:p>93.39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4.085">
                <text:p>94.0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4.991">
                <text:p>94.9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5.662">
                <text:p>95.66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6.157">
                <text:p>96.15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6.685">
                <text:p>96.68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7.472">
                <text:p>97.47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8.113">
                <text:p>98.11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8.666">
                <text:p>98.6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9.825">
                <text:p>99.82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1.954">
                <text:p>101.95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3.201">
                <text:p>103.20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5.294">
                <text:p>105.29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6.818">
                <text:p>106.8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0.305">
                <text:p>110.30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6.256">
                <text:p>116.2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0.983">
                <text:p>120.98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27.808">
                <text:p>127.8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.716">
                <text:p>134.71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3.583">
                <text:p>143.58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48.752">
                <text:p>148.7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51.788">
                <text:p>151.78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5.521">
                <text:p>155.52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57.446">
                <text:p>157.44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60.949">
                <text:p>160.9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67.322">
                <text:p>167.32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80.487">
                <text:p>180.48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2.058">
                <text:p>232.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1.39cm" svg:y="0.315cm" chart:style-name="ch2">
          <text:p>Rozložení doby odpovědi při 10 konkurenčních požadavcích z 1000</text:p>
        </chart:title>
        <chart:plot-area chart:style-name="ch3" table:cell-range-address="Sheet1.A2:Sheet1.A101 Sheet1.C2:Sheet1.C101" chart:data-source-has-labels="column" svg:x="1.33cm" svg:y="1.631cm" svg:width="14.022cm" svg:height="6.208cm">
          <chartooo:coordinate-region svg:x="2.322cm" svg:y="1.83cm" svg:width="13.03cm" svg:height="4.964cm"/>
          <chart:axis chart:dimension="x" chart:name="primary-x" chart:style-name="ch4" chartooo:axis-type="auto">
            <chartooo:date-scale/>
            <chart:title svg:x="7.265cm" svg:y="8.018cm" chart:style-name="ch5">
              <text:p>Požadavky [%]</text:p>
            </chart:title>
            <chart:categories table:cell-range-address="Sheet1.A2:Sheet1.A101"/>
          </chart:axis>
          <chart:axis chart:dimension="y" chart:name="primary-y" chart:style-name="ch6">
            <chart:title svg:x="0.451cm" svg:y="6.247cm" chart:style-name="ch7">
              <text:p>Doba odpovědi [ms]</text:p>
            </chart:title>
            <chart:grid chart:style-name="ch8" chart:class="major"/>
          </chart:axis>
          <chart:series chart:style-name="ch9" chart:values-cell-range-address="Sheet1.C2:Sheet1.C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1</svg:desc>
                </draw:g>
              </table:table-cell>
              <table:table-cell office:value-type="float" office:value="629.761">
                <text:p>629.761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87.146">
                <text:p>687.14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6.018">
                <text:p>706.0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29.596">
                <text:p>729.5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37.526">
                <text:p>737.5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46.384">
                <text:p>746.38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48.423">
                <text:p>748.4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50.829">
                <text:p>750.8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56.319">
                <text:p>756.3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65.393">
                <text:p>765.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9.518">
                <text:p>769.51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7.455">
                <text:p>777.45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81.325">
                <text:p>781.32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86.988">
                <text:p>786.9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90.159">
                <text:p>790.1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93.492">
                <text:p>793.4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5.187">
                <text:p>795.18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96.311">
                <text:p>796.3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06.774">
                <text:p>806.77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12.506">
                <text:p>812.5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3.703">
                <text:p>813.70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19.416">
                <text:p>819.41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23.597">
                <text:p>823.5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28.077">
                <text:p>828.07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30.781">
                <text:p>830.7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33.285">
                <text:p>833.28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35.551">
                <text:p>835.55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8.914">
                <text:p>838.91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43.357">
                <text:p>843.3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47.431">
                <text:p>847.4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49.64">
                <text:p>849.6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50.783">
                <text:p>850.78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52.53">
                <text:p>852.5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57.631">
                <text:p>857.6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62.232">
                <text:p>862.23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64.391">
                <text:p>864.39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66.099">
                <text:p>866.0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68.33">
                <text:p>868.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71.499">
                <text:p>871.4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73.141">
                <text:p>873.1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74.626">
                <text:p>874.62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79.567">
                <text:p>879.56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83.523">
                <text:p>883.52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86.255">
                <text:p>886.25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90.44">
                <text:p>890.4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92.273">
                <text:p>892.2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97.397">
                <text:p>897.39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0.621">
                <text:p>900.62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03.252">
                <text:p>903.25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03.678">
                <text:p>903.6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08.463">
                <text:p>908.4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11.865">
                <text:p>911.86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15.423">
                <text:p>915.42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18.63">
                <text:p>918.6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21.057">
                <text:p>921.05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24.658">
                <text:p>924.65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27.175">
                <text:p>927.17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30.24">
                <text:p>930.2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32.302">
                <text:p>932.3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35.729">
                <text:p>935.7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37.07">
                <text:p>937.0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39.286">
                <text:p>939.28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41.812">
                <text:p>941.81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44.398">
                <text:p>944.39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51.936">
                <text:p>951.936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55.977">
                <text:p>955.97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63.603">
                <text:p>963.60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68.862">
                <text:p>968.86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73.535">
                <text:p>973.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79.52">
                <text:p>979.5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84.138">
                <text:p>984.13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87.341">
                <text:p>987.34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92.491">
                <text:p>992.49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6.662">
                <text:p>996.66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00.257">
                <text:p>1000.25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06.512">
                <text:p>1006.5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009.9">
                <text:p>1009.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018.796">
                <text:p>1018.79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024.705">
                <text:p>1024.70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4.037">
                <text:p>1034.03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39.387">
                <text:p>1039.38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39.841">
                <text:p>1039.84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042.778">
                <text:p>1042.778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48.024">
                <text:p>1048.02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59.269">
                <text:p>1059.26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76.038">
                <text:p>1076.03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091.831">
                <text:p>1091.83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96.627">
                <text:p>1096.62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09.414">
                <text:p>1109.4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12.528">
                <text:p>1112.52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117.7">
                <text:p>1117.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122.505">
                <text:p>1122.50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38.509">
                <text:p>1138.50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60.22">
                <text:p>1160.2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71.611">
                <text:p>1171.61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180.049">
                <text:p>1180.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15.394">
                <text:p>1215.39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274.774">
                <text:p>1274.77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388.494">
                <text:p>1388.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99cm" xlink:href=".." xlink:type="simple" chart:class="chart:bar" chart:style-name="ch1">
        <chart:title svg:x="1.271cm" svg:y="0.315cm" chart:style-name="ch2">
          <text:p>Rozložení doby odpovědi při 100 konkurenčních požadavcích z 1000</text:p>
        </chart:title>
        <chart:plot-area chart:style-name="ch3" table:cell-range-address="Sheet1.A2:Sheet1.A101 Sheet1.D2:Sheet1.D101" chart:data-source-has-labels="column" svg:x="1.33cm" svg:y="1.631cm" svg:width="14.022cm" svg:height="6.208cm">
          <chartooo:coordinate-region svg:x="2.507cm" svg:y="1.83cm" svg:width="12.845cm" svg:height="4.964cm"/>
          <chart:axis chart:dimension="x" chart:name="primary-x" chart:style-name="ch4" chartooo:axis-type="auto">
            <chartooo:date-scale/>
            <chart:title svg:x="7.265cm" svg:y="8.018cm" chart:style-name="ch5">
              <text:p>Požadavky [%]</text:p>
            </chart:title>
            <chart:categories table:cell-range-address="Sheet1.A2:Sheet1.A101"/>
          </chart:axis>
          <chart:axis chart:dimension="y" chart:name="primary-y" chart:style-name="ch6">
            <chart:title svg:x="0.451cm" svg:y="6.247cm" chart:style-name="ch7">
              <text:p>Doba odpovědi [ms]</text:p>
            </chart:title>
            <chart:grid chart:style-name="ch8" chart:class="major"/>
          </chart:axis>
          <chart:series chart:style-name="ch9" chart:values-cell-range-address="Sheet1.D2:Sheet1.D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01</svg:desc>
                </draw:g>
              </table:table-cell>
              <table:table-cell office:value-type="float" office:value="7555.834">
                <text:p>7555.834</text:p>
                <draw:g>
                  <svg:desc>Sheet1.D2:Sheet1.D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561.054">
                <text:p>7561.0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611.992">
                <text:p>7611.9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614.12">
                <text:p>7614.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733.903">
                <text:p>7733.9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01.562">
                <text:p>7901.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32.636">
                <text:p>7932.6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933.763">
                <text:p>7933.7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090.963">
                <text:p>8090.96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093.383">
                <text:p>8093.3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20.732">
                <text:p>8120.7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423.192">
                <text:p>8423.1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425.016">
                <text:p>8425.0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580.31">
                <text:p>8580.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607.559">
                <text:p>8607.5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646.592">
                <text:p>8646.5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49.905">
                <text:p>8649.9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47.804">
                <text:p>8747.8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750.08">
                <text:p>8750.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753.053">
                <text:p>8753.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56.287">
                <text:p>8756.28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8759.84">
                <text:p>8759.8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761.138">
                <text:p>8761.13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805.607">
                <text:p>8805.6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08.976">
                <text:p>8808.9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813.64">
                <text:p>8813.6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8816.068">
                <text:p>8816.06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816.977">
                <text:p>8816.97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953.325">
                <text:p>8953.32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8958.278">
                <text:p>8958.2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963.299">
                <text:p>8963.2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8968.382">
                <text:p>8968.3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970.345">
                <text:p>8970.34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971.033">
                <text:p>8971.0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971.45">
                <text:p>8971.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971.789">
                <text:p>8971.78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972.179">
                <text:p>8972.1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972.526">
                <text:p>8972.5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972.891">
                <text:p>8972.89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973.127">
                <text:p>8973.1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73.343">
                <text:p>8973.34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973.691">
                <text:p>8973.69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974.279">
                <text:p>8974.2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974.837">
                <text:p>8974.83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8975.197">
                <text:p>8975.19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975.926">
                <text:p>8975.9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976.367">
                <text:p>8976.36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976.837">
                <text:p>8976.83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9052.741">
                <text:p>9052.74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9217.582">
                <text:p>9217.5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30.648">
                <text:p>9230.64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367.814">
                <text:p>9367.8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369.518">
                <text:p>9369.51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371.093">
                <text:p>9371.09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9371.921">
                <text:p>9371.92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374.288">
                <text:p>9374.28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9375.28">
                <text:p>9375.2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9379.257">
                <text:p>9379.25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9480.486">
                <text:p>9480.48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481.409">
                <text:p>9481.40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481.709">
                <text:p>9481.70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482.008">
                <text:p>9482.00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482.242">
                <text:p>9482.24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9483.005">
                <text:p>9483.0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517.827">
                <text:p>9517.82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9520.32">
                <text:p>9520.3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523.148">
                <text:p>9523.14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9527.221">
                <text:p>9527.22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545.365">
                <text:p>9545.36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548.893">
                <text:p>9548.8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552.177">
                <text:p>9552.17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556.505">
                <text:p>9556.50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9658.792">
                <text:p>9658.79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9660.159">
                <text:p>9660.15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660.855">
                <text:p>9660.85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661.421">
                <text:p>9661.42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9662.184">
                <text:p>9662.18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662.774">
                <text:p>9662.77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9663.333">
                <text:p>9663.33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64.438">
                <text:p>9664.4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805.641">
                <text:p>9805.64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9808.015">
                <text:p>9808.01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9861.07">
                <text:p>9861.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9900.966">
                <text:p>9900.96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182.295">
                <text:p>10182.29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184.611">
                <text:p>10184.61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0298.028">
                <text:p>10298.02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0314.701">
                <text:p>10314.70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0331.895">
                <text:p>10331.89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0370.659">
                <text:p>10370.6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395.167">
                <text:p>10395.16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0411.667">
                <text:p>10411.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413.501">
                <text:p>10413.50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0416.705">
                <text:p>10416.70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0431.045">
                <text:p>10431.04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435.226">
                <text:p>10435.22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436.264">
                <text:p>10436.26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0751.418">
                <text:p>10751.4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775.454">
                <text:p>10775.45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888.37">
                <text:p>10888.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